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registro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REGISTRO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USO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USO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logcrypt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1-s.es/iabots/chatgpt/" xlink:type="simple">https://1-s.es/iabots/chatgpt/</text:a></text:span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..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ia.1-s@1wise.es" xlink:type="simple">ia.1-s@1wise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henri@sirkia.es" xlink:type="simple">henri@sirkia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Mail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https://1-s.es/iabots/chatgpt/" xlink:type="simple">https://1-s.es/iabots/chatgpt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SMS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/>
        </table:table-row>
        <table:table-row table:style-name="ro1"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6:41:49.913162522</meta:creation-date>
    <dc:date>2023-06-25T04:54:47.280470887</dc:date>
    <meta:editing-duration>PT4M36S</meta:editing-duration>
    <meta:editing-cycles>6</meta:editing-cycles>
    <meta:generator>LibreOffice/7.4.5.1$Linux_X86_64 LibreOffice_project/40$Build-1</meta:generator>
    <meta:document-statistic meta:table-count="1" meta:cell-count="117" meta:object-count="0"/>
  </office:meta>
</office:document-meta>
</file>